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Entity">
      <style:graphic-properties draw:fill="solid" draw:fill-color="#83caff" draw:fill-hatch-solid="false" draw:textarea-vertical-align="middle" draw:fit-to-contour="true"/>
    </style:style>
    <style:style style:name="gr2" style:family="graphic" style:parent-style-name="Relation">
      <style:graphic-properties draw:textarea-vertical-align="middle" draw:auto-grow-height="false"/>
    </style:style>
    <style:style style:name="gr3" style:family="graphic" style:parent-style-name="Attribute">
      <style:graphic-properties draw:textarea-horizontal-align="justify" draw:textarea-vertical-align="middle" draw:auto-grow-height="false"/>
    </style:style>
    <style:style style:name="gr4" style:family="graphic" style:parent-style-name="Entity">
      <style:graphic-properties draw:fill="solid" draw:fill-color="#83caff" draw:fill-hatch-solid="fals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Entity">
      <style:graphic-properties draw:fill="solid" draw:fill-hatch-solid="false" draw:textarea-vertical-align="middle" draw:fit-to-contour="true"/>
    </style:style>
    <style:style style:name="gr7" style:family="graphic" style:parent-style-name="standard">
      <style:graphic-properties svg:stroke-width="0.1cm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8" style:family="graphic" style:parent-style-name="Index">
      <style:graphic-properties draw:fill="solid" draw:fill-hatch-solid="false" draw:textarea-vertical-align="middle" draw:fit-to-contour="true"/>
    </style:style>
    <style:style style:name="gr9" style:family="graphic" style:parent-style-name="standard">
      <style:graphic-properties svg:stroke-width="0.1cm" draw:marker-start="Arrow" draw:marker-start-width="0.35cm" draw:marker-end="" draw:marker-end-width="0.3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="Arrow" draw:marker-start-width="0.35cm" draw:marker-end-width="0.35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="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3" style:family="graphic" style:parent-style-name="Entity">
      <style:graphic-properties draw:stroke="none" svg:stroke-color="#000000" draw:fill="none" fo:min-height="1.416cm"/>
    </style:style>
    <style:style style:name="gr14" style:family="graphic" style:parent-style-name="standard">
      <style:graphic-properties svg:stroke-width="0cm" draw:marker-start-width="0.2cm" draw:marker-end-width="0.2cm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stroke="dash" draw:stroke-dash="Fine_20_Dashed_20__28_var_29_" svg:stroke-width="0cm" svg:stroke-color="#ff3366" draw:marker-start-width="0.2cm" draw:marker-end-width="0.2cm" draw:fill="none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/>
    </style:style>
    <style:style style:name="P3" style:family="paragraph">
      <style:paragraph-properties fo:text-align="center"/>
      <style:text-properties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text-underline-style="none" style:font-size-asian="10pt" style:font-size-complex="10pt"/>
    </style:style>
    <style:style style:name="T4" style:family="text">
      <style:text-properties fo:font-size="11pt" fo:language="en" fo:country="AU" fo:font-weight="bold" style:font-weight-asian="bold" style:font-weight-complex="bold"/>
    </style:style>
    <style:style style:name="T5" style:family="text">
      <style:text-properties fo:font-size="10pt"/>
    </style:style>
    <style:style style:name="T6" style:family="text">
      <style:text-properties fo:font-size="11pt" fo:font-weight="bold" style:font-weight-asian="bold" style:font-weight-complex="bold"/>
    </style:style>
    <style:style style:name="T7" style:family="text">
      <style:text-properties fo:font-size="11pt" style:text-underline-style="none" fo:font-weight="bold" style:font-weight-asian="bold" style:font-weight-complex="bold"/>
    </style:style>
    <style:style style:name="T8" style:family="text">
      <style:text-properties fo:font-size="10pt" fo:font-weight="bold" style:font-weight-asian="bold" style:font-weight-complex="bold"/>
    </style:style>
    <style:style style:name="T9" style:family="text">
      <style:text-properties fo:font-size="10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13cm" svg:height="3.667cm" svg:x="2.87cm" svg:y="9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Games</text:p>
          <text:p text:style-name="P1"><text:span text:style-name="T1">GameID</text:span></text:p>
          <text:p text:style-name="P1"><text:span text:style-name="T1">Year</text:span></text:p>
          <text:p text:style-name="P1"><text:span text:style-name="T1">Country Nbr(query)</text:span></text:p>
          <text:p text:style-name="P1"><text:span text:style-name="T1">Athletes Nbr(query)</text:span></text:p>
          <text:p text:style-name="P1"><text:span text:style-name="T1">Events Nbr(query)</text:span></text:p>
          <text:p text:style-name="P1"><text:span text:style-name="T1">City</text:span></text:p>
          <text:p text:style-name="P1"><text:span text:style-name="T1">Country</text:span></text:p>
        </draw:rect>
        <draw:custom-shape draw:style-name="gr2" draw:text-style-name="P1" xml:id="id2" draw:id="id2" draw:layer="layout" svg:width="2.87cm" svg:height="1.304cm" svg:x="8.667cm" svg:y="10cm">
          <text:p text:style-name="P1">Seas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4" draw:id="id4" draw:layer="layout" svg:width="2cm" svg:height="0.667cm" svg:x="10.667cm" svg:y="13.333cm">
          <text:p text:style-name="P1">name</text:p>
          <draw:enhanced-geometry svg:viewBox="0 0 21600 21600" draw:path-stretchpoint-x="10800" draw:path-stretchpoint-y="10800" draw:text-areas="?f3 ?f4 ?f5 ?f6" draw:type="round-rectangle" draw:modifiers="10120.9580838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" xml:id="id3" draw:id="id3" draw:layer="layout" svg:width="3.13cm" svg:height="0.781cm" svg:x="9.87cm" svg:y="11.885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Season</text:p>
        </draw:rect>
        <draw:connector draw:style-name="gr5" draw:text-style-name="P1" draw:layer="layout" svg:x1="6cm" svg:y1="11.499cm" svg:x2="8.667cm" svg:y2="10.652cm" draw:start-shape="id1" draw:start-glue-point="1" draw:end-shape="id2" draw:end-glue-point="5" svg:d="m6000 11499h1334v-847h1333">
          <text:p/>
        </draw:connector>
        <draw:connector draw:style-name="gr5" draw:text-style-name="P1" draw:layer="layout" svg:x1="11.537cm" svg:y1="10.652cm" svg:x2="12.144cm" svg:y2="11.886cm" draw:start-shape="id2" draw:start-glue-point="7" draw:end-shape="id3" draw:end-glue-point="9" svg:d="m11537 10652h607v1234">
          <text:p/>
        </draw:connector>
        <draw:connector draw:style-name="gr5" draw:text-style-name="P1" draw:layer="layout" svg:x1="10.813cm" svg:y1="12.665cm" svg:x2="11.667cm" svg:y2="13.333cm" draw:start-shape="id3" draw:start-glue-point="5" draw:end-shape="id4" draw:end-glue-point="0" svg:d="m10813 12665v334h854v334">
          <text:p/>
        </draw:connector>
        <draw:rect draw:style-name="gr6" draw:text-style-name="P1" draw:layer="layout" svg:width="3.13cm" svg:height="3.667cm" svg:x="7.87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Athletes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1" draw:layer="layout" svg:width="3.13cm" svg:height="2.333cm" svg:x="6.333cm" svg:y="14.3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Countries</text:p>
          <text:p text:style-name="P1"><text:span text:style-name="T3">countryID</text:span></text:p>
          <text:p text:style-name="P1"><text:span text:style-name="T3">name</text:span></text:p>
          <text:p text:style-name="P1"><text:span text:style-name="T1">ioc_code</text:span></text:p>
          <text:p text:style-name="P1"><text:span text:style-name="T1"/></text:p>
        </draw:rect>
        <draw:rect draw:style-name="gr6" draw:text-style-name="P1" draw:layer="layout" svg:width="3.13cm" svg:height="3.667cm" svg:x="14.87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Disciplines</text:p>
          <text:p text:style-name="P1"><text:span text:style-name="T1">discipID</text:span></text:p>
          <text:p text:style-name="P1"><text:span text:style-name="T1">name</text:span></text:p>
          <text:p text:style-name="P1"><text:span text:style-name="T1">sport</text:span></text:p>
          <text:p text:style-name="P1"><text:span text:style-name="T1"/></text:p>
        </draw:rect>
        <draw:rect draw:style-name="gr6" draw:text-style-name="P1" draw:layer="layout" svg:width="3.13cm" svg:height="3.667cm" svg:x="18.333cm" svg:y="3.99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Sports</text:p>
          <text:p text:style-name="P1"><text:span text:style-name="T1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1" draw:layer="layout" svg:width="3.13cm" svg:height="3.667cm" svg:x="18.333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Events</text:p>
          <text:p text:style-name="P1"><text:span text:style-name="T1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>Games</text:span></text:p>
          <text:p text:style-name="P1"><text:span text:style-name="T1"/></text:p>
        </draw:rect>
        <draw:rect draw:style-name="gr6" draw:text-style-name="P1" draw:layer="layout" svg:width="3.13cm" svg:height="3.667cm" svg:x="22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Medals</text:p>
          <text:p text:style-name="P1"><text:span text:style-name="T1">medalID</text:span></text:p>
          <text:p text:style-name="P1"><text:span text:style-name="T1">type</text:span></text:p>
          <text:p text:style-name="P1"><text:span text:style-name="T1">discipline</text:span></text:p>
          <text:p text:style-name="P1"><text:span text:style-name="T1">game</text:span></text:p>
          <text:p text:style-name="P1"><text:span text:style-name="T1">athlete</text:span></text:p>
          <text:p text:style-name="P1"><text:span text:style-name="T1"/></text:p>
          <text:p text:style-name="P1"><text:span text:style-name="T1"/></text:p>
        </draw:rect>
        <draw:rect draw:style-name="gr6" draw:text-style-name="P1" draw:layer="layout" svg:width="3.13cm" svg:height="3.667cm" svg:x="21.87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Participant</text:p>
          <text:p text:style-name="P1"><text:span text:style-name="T1">PartID</text:span></text:p>
          <text:p text:style-name="P1"><text:span text:style-name="T1">Athlete</text:span></text:p>
          <text:p text:style-name="P1"><text:span text:style-name="T1">Country</text:span></text:p>
          <text:p text:style-name="P1"><text:span text:style-name="T1">Game</text:span></text:p>
          <text:p text:style-name="P1"><text:span text:style-name="T1">Discipline</text:span></text:p>
          <text:p text:style-name="P1"><text:span text:style-name="T1"/></text:p>
        </draw:rect>
      </draw:page>
      <draw:page draw:name="page2" draw:style-name="dp1" draw:master-page-name="Default">
        <draw:rect draw:style-name="gr1" draw:text-style-name="P2" xml:id="id5" draw:id="id5" draw:layer="layout" svg:width="3.667cm" svg:height="3.667cm" svg:x="1.099cm" svg:y="2.60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cm" svg:y="3.182cm"/>
          <draw:glue-point draw:id="12" svg:x="5cm" svg:y="1.366cm"/>
          <draw:glue-point draw:id="13" svg:x="5cm" svg:y="-2.271cm"/>
          <text:p text:style-name="P1"><text:span text:style-name="T4">Games</text:span></text:p>
          <text:p text:style-name="P1"><text:span text:style-name="T2">GameID</text:span></text:p>
          <text:p text:style-name="P1"><text:span text:style-name="T1">Year</text:span></text:p>
          <text:p text:style-name="P1"><text:span text:style-name="T1">Countries Nbr(query ?)</text:span></text:p>
          <text:p text:style-name="P1"><text:span text:style-name="T1">Athletes Nbr(query ?)</text:span></text:p>
          <text:p text:style-name="P1"><text:span text:style-name="T1">Events Nbr(query ?)</text:span></text:p>
          <text:p text:style-name="P1"><text:span text:style-name="T1">City</text:span></text:p>
        </draw:rect>
        <draw:custom-shape draw:style-name="gr2" draw:text-style-name="P3" xml:id="id6" draw:id="id6" draw:layer="layout" svg:width="2.87cm" svg:height="1.304cm" svg:x="7.333cm" svg:y="2.029cm">
          <text:p text:style-name="P1"><text:span text:style-name="T5">Sea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2" xml:id="id7" draw:id="id7" draw:layer="layout" svg:width="3.13cm" svg:height="1cm" svg:x="10.667cm" svg:y="2.2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eason</text:span></text:p>
          <text:p text:style-name="P1"><text:span text:style-name="T2">name</text:span></text:p>
        </draw:rect>
        <draw:connector draw:style-name="gr7" draw:text-style-name="P1" draw:layer="layout" svg:x1="4.766cm" svg:y1="4.436cm" svg:x2="7.333cm" svg:y2="2.681cm" draw:start-shape="id5" draw:start-glue-point="1" draw:end-shape="id6" draw:end-glue-point="5" svg:d="m4766 4436h1284v-1755h1283">
          <text:p/>
        </draw:connector>
        <draw:connector draw:style-name="gr5" draw:text-style-name="P1" draw:layer="layout" svg:x1="10.203cm" svg:y1="2.681cm" svg:x2="10.667cm" svg:y2="2.733cm" draw:start-shape="id6" draw:start-glue-point="7" draw:end-shape="id7" draw:end-glue-point="3" svg:d="m10203 2681h232v52h232">
          <text:p/>
        </draw:connector>
        <draw:rect draw:style-name="gr6" draw:text-style-name="P2" xml:id="id11" draw:id="id11" draw:layer="layout" svg:width="3.13cm" svg:height="1.667cm" svg:x="1.064cm" svg:y="10.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.003cm" svg:y="4.997cm"/>
          <draw:glue-point draw:id="12" svg:x="5cm" svg:y="2.999cm"/>
          <text:p text:style-name="P1"><text:span text:style-name="T6">Athletes</text:span>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rect draw:style-name="gr8" draw:text-style-name="P1" xml:id="id9" draw:id="id9" draw:layer="layout" svg:width="3.13cm" svg:height="2cm" svg:x="10.796cm" svg:y="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3.33cm"/>
          <text:p text:style-name="P1"><text:span text:style-name="T7">Countries</text:span></text:p>
          <text:p text:style-name="P1"><text:span text:style-name="T2">countryID</text:span></text:p>
          <text:p text:style-name="P1"><text:span text:style-name="T3">name</text:span></text:p>
          <text:p text:style-name="P1"><text:span text:style-name="T1">ioc_code</text:span></text:p>
          <text:p text:style-name="P1"><text:span text:style-name="T1"/></text:p>
        </draw:rect>
        <draw:rect draw:style-name="gr6" draw:text-style-name="P2" xml:id="id14" draw:id="id14" draw:layer="layout" svg:width="3.13cm" svg:height="2cm" svg:x="23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Disciplines</text:span></text:p>
          <text:p text:style-name="P1"><text:span text:style-name="T2">discip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23" draw:id="id23" draw:layer="layout" svg:width="3.13cm" svg:height="1.869cm" svg:x="23.666cm" svg:y="2.79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ports</text:span></text:p>
          <text:p text:style-name="P1"><text:span text:style-name="T2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12" draw:id="id12" draw:layer="layout" svg:width="3.13cm" svg:height="3.021cm" svg:x="14.87cm" svg:y="8.97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Events</text:span></text:p>
          <text:p text:style-name="P1"><text:span text:style-name="T2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>Games</text:span></text:p>
          <text:p text:style-name="P1"><text:span text:style-name="T1"/></text:p>
        </draw:rect>
        <draw:rect draw:style-name="gr6" draw:text-style-name="P2" xml:id="id18" draw:id="id18" draw:layer="layout" svg:width="3.13cm" svg:height="2cm" svg:x="10.87cm" svg:y="1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-3.179cm"/>
          <draw:glue-point draw:id="12" svg:x="-5cm" svg:y="3.182cm"/>
          <text:p text:style-name="P1"><text:span text:style-name="T6">Medals</text:span></text:p>
          <text:p text:style-name="P1"><text:span text:style-name="T2">medalID</text:span></text:p>
          <text:p text:style-name="P1"><text:span text:style-name="T1">type</text:span></text:p>
          <text:p text:style-name="P1"><text:span text:style-name="T1"/></text:p>
          <text:p text:style-name="P1"><text:span text:style-name="T1"/></text:p>
        </draw:rect>
        <draw:custom-shape draw:style-name="gr2" draw:text-style-name="P3" xml:id="id8" draw:id="id8" draw:layer="layout" svg:width="2.87cm" svg:height="1.304cm" svg:x="6.463cm" svg:y="7.029cm">
          <text:p text:style-name="P1"><text:span text:style-name="T5">Host Count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6.463cm" svg:y1="7.681cm" svg:x2="4.765cm" svg:y2="5.602cm" draw:start-shape="id8" draw:start-glue-point="5" draw:end-shape="id5" draw:end-glue-point="11" svg:d="m6463 7681h-848v-2079h-850">
          <text:p/>
        </draw:connector>
        <draw:connector draw:style-name="gr5" draw:text-style-name="P1" draw:layer="layout" svg:x1="9.333cm" svg:y1="7.681cm" svg:x2="10.796cm" svg:y2="8cm" draw:start-shape="id8" draw:start-glue-point="7" draw:end-shape="id9" draw:end-glue-point="3" svg:d="m9333 7681h732v319h731">
          <text:p/>
        </draw:connector>
        <draw:custom-shape draw:style-name="gr2" draw:text-style-name="P3" xml:id="id10" draw:id="id10" draw:layer="layout" svg:width="2.87cm" svg:height="1.971cm" svg:x="11.463cm" svg:y="10.666cm">
          <text:p text:style-name="P1"><text:span text:style-name="T8">Participa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1.463cm" svg:y1="11.652cm" svg:x2="4.194cm" svg:y2="11.533cm" draw:start-shape="id10" draw:start-glue-point="5" draw:end-shape="id11" draw:end-glue-point="1" svg:d="m11463 11652h-3634v-119h-3635">
          <text:p/>
        </draw:connector>
        <draw:custom-shape draw:style-name="gr2" draw:text-style-name="P3" xml:id="id15" draw:id="id15" draw:layer="layout" svg:width="2.87cm" svg:height="1.971cm" svg:x="10.333cm" svg:y="4.362cm">
          <text:p text:style-name="P1"><text:span text:style-name="T8">had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4.87cm" svg:y1="10.489cm" svg:x2="14.333cm" svg:y2="11.652cm" draw:start-shape="id12" draw:start-glue-point="3" draw:end-shape="id10" draw:end-glue-point="7" svg:d="m14870 10489h-268v1163h-269">
          <text:p/>
        </draw:connector>
        <draw:custom-shape draw:style-name="gr2" draw:text-style-name="P3" xml:id="id13" draw:id="id13" draw:layer="layout" svg:width="2.87cm" svg:height="1.971cm" svg:x="19.666cm" svg:y="9.029cm">
          <text:p text:style-name="P1"><text:span text:style-name="T8">fromDiscip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8cm" svg:y1="10.489cm" svg:x2="19.666cm" svg:y2="10.015cm" draw:start-shape="id12" draw:end-shape="id13" draw:end-glue-point="5" svg:d="m18000 10489h833v-474h833">
          <text:p/>
        </draw:connector>
        <draw:connector draw:style-name="gr5" draw:text-style-name="P1" draw:layer="layout" svg:x1="22.536cm" svg:y1="10.015cm" svg:x2="23cm" svg:y2="9.666cm" draw:start-shape="id13" draw:start-glue-point="7" draw:end-shape="id14" draw:end-glue-point="3" svg:d="m22536 10015h232v-349h232">
          <text:p/>
        </draw:connector>
        <draw:connector draw:style-name="gr5" draw:text-style-name="P1" draw:layer="layout" svg:x1="4.765cm" svg:y1="4.936cm" svg:x2="10.333cm" svg:y2="5.348cm" draw:start-shape="id5" draw:start-glue-point="12" draw:end-shape="id15" draw:end-glue-point="5" svg:d="m4765 4936h2785v412h2783">
          <text:p/>
        </draw:connector>
        <draw:connector draw:style-name="gr10" draw:text-style-name="P1" draw:layer="layout" svg:x1="13.203cm" svg:y1="5.348cm" svg:x2="18cm" svg:y2="9.426cm" draw:start-shape="id15" draw:start-glue-point="7" draw:end-shape="id12" draw:end-glue-point="6" svg:d="m13203 5348h5298v4078h-501">
          <text:p/>
        </draw:connector>
        <draw:custom-shape draw:style-name="gr2" draw:text-style-name="P3" xml:id="id17" draw:id="id17" draw:layer="layout" svg:width="2.87cm" svg:height="1.971cm" svg:x="6.13cm" svg:y="13.362cm">
          <text:p text:style-name="P1"><text:span text:style-name="T8">W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6" draw:id="id16" draw:layer="layout" svg:width="2.87cm" svg:height="1.971cm" svg:x="6.463cm" svg:y="9.076cm">
          <text:p text:style-name="P1"><text:span text:style-name="T8">Re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line-skew="-0.049cm" svg:x1="4.194cm" svg:y1="10.947cm" svg:x2="6.463cm" svg:y2="10.062cm" draw:start-shape="id11" draw:start-glue-point="6" draw:end-shape="id16" draw:end-glue-point="5" svg:d="m4194 10947h1086v-885h1183">
          <text:p/>
        </draw:connector>
        <draw:connector draw:style-name="gr5" draw:text-style-name="P1" draw:layer="layout" svg:x1="9.333cm" svg:y1="10.062cm" svg:x2="10.796cm" svg:y2="8.666cm" draw:start-shape="id16" draw:start-glue-point="7" draw:end-shape="id9" draw:end-glue-point="11" svg:d="m9333 10062h732v-1396h731">
          <text:p/>
        </draw:connector>
        <draw:connector draw:style-name="gr5" draw:text-style-name="P1" draw:layer="layout" svg:x1="4.194cm" svg:y1="12.032cm" svg:x2="6.13cm" svg:y2="14.348cm" draw:start-shape="id11" draw:start-glue-point="12" draw:end-shape="id17" draw:end-glue-point="5" svg:d="m4194 12032h968v2316h968">
          <text:p/>
        </draw:connector>
        <draw:connector draw:style-name="gr10" draw:text-style-name="P1" draw:layer="layout" svg:x1="9cm" svg:y1="14.348cm" svg:x2="10.87cm" svg:y2="14.365cm" draw:start-shape="id17" draw:start-glue-point="7" draw:end-shape="id18" draw:end-glue-point="11" svg:d="m9000 14348h935v17h935">
          <text:p/>
        </draw:connector>
        <draw:custom-shape draw:style-name="gr2" draw:text-style-name="P3" xml:id="id19" draw:id="id19" draw:layer="layout" svg:width="2.87cm" svg:height="1.971cm" svg:x="15.333cm" svg:y="12.445cm">
          <text:p text:style-name="P1"><text:span text:style-name="T8">from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14cm" svg:y1="14.296cm" svg:x2="15.333cm" svg:y2="13.431cm" draw:start-shape="id18" draw:start-glue-point="6" draw:end-shape="id19" draw:end-glue-point="5" svg:d="m14000 14296h667v-865h666">
          <text:p/>
        </draw:connector>
        <draw:connector draw:style-name="gr12" draw:text-style-name="P1" draw:layer="layout" svg:x1="18cm" svg:y1="12cm" svg:x2="18.203cm" svg:y2="13.431cm" draw:start-shape="id12" draw:start-glue-point="7" draw:end-shape="id19" draw:end-glue-point="7" svg:d="m18000 12000h704v1431h-501">
          <text:p/>
        </draw:connector>
        <draw:custom-shape draw:style-name="gr2" draw:text-style-name="P3" xml:id="id20" draw:id="id20" draw:layer="layout" svg:width="2.87cm" svg:height="1.971cm" svg:x="15.666cm" svg:y="15cm">
          <text:p text:style-name="P1"><text:span text:style-name="T8">hasTy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4cm" svg:y1="15cm" svg:x2="15.666cm" svg:y2="15.986cm" draw:start-shape="id18" draw:start-glue-point="1" draw:end-shape="id20" draw:end-glue-point="5" svg:d="m14000 15000h833v986h833">
          <text:p/>
        </draw:connector>
        <draw:rect draw:style-name="gr6" draw:text-style-name="P2" xml:id="id21" draw:id="id21" draw:layer="layout" svg:width="3.13cm" svg:height="1.333cm" svg:x="19.203cm" svg:y="15.305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-3.179cm"/>
          <draw:glue-point draw:id="12" svg:x="-5cm" svg:y="3.182cm"/>
          <text:p text:style-name="P1"><text:span text:style-name="T6">MedalTypes</text:span></text:p>
          <text:p text:style-name="P1"><text:span text:style-name="T2">type</text:span></text:p>
          <text:p text:style-name="P1"><text:span text:style-name="T1"/></text:p>
          <text:p text:style-name="P1"><text:span text:style-name="T1"/></text:p>
        </draw:rect>
        <draw:connector draw:style-name="gr5" draw:text-style-name="P1" draw:layer="layout" svg:x1="18.536cm" svg:y1="15.986cm" svg:x2="19.203cm" svg:y2="15.971cm" draw:start-shape="id20" draw:start-glue-point="7" draw:end-shape="id21" draw:end-glue-point="3" svg:d="m18536 15986h334v-15h333">
          <text:p/>
        </draw:connector>
        <draw:custom-shape draw:style-name="gr2" draw:text-style-name="P3" xml:id="id22" draw:id="id22" draw:layer="layout" svg:width="2.87cm" svg:height="1.971cm" svg:x="24.13cm" svg:y="5.178cm">
          <text:p text:style-name="P1"><text:span text:style-name="T8">fromSp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26.13cm" svg:y1="9.666cm" svg:x2="24.13cm" svg:y2="6.164cm" draw:start-shape="id14" draw:start-glue-point="1" draw:end-shape="id22" draw:end-glue-point="5" svg:d="m26130 9666h501v-1758h-3002v-1744h501">
          <text:p/>
        </draw:connector>
        <draw:connector draw:style-name="gr5" draw:text-style-name="P1" draw:layer="layout" svg:x1="27cm" svg:y1="6.164cm" svg:x2="26.796cm" svg:y2="3.731cm" draw:start-shape="id22" draw:start-glue-point="7" draw:end-shape="id23" draw:end-glue-point="1" svg:d="m27000 6164h501v-2433h-705">
          <text:p/>
        </draw:connector>
        <draw:frame draw:style-name="gr13" draw:layer="layout" svg:width="8.667cm" svg:height="1.416cm" svg:x="1.666cm" svg:y="17.917cm">
          <draw:text-box>
            <text:p>Restrictions supplémentaire: </text:p>
            <text:p>- 3 medailles par event, 1 or, 1 argent, 1 bronze.</text:p>
            <text:p/>
          </draw:text-box>
        </draw:frame>
      </draw:page>
      <draw:page draw:name="page3" draw:style-name="dp1" draw:master-page-name="Default">
        <draw:rect draw:style-name="gr1" draw:text-style-name="P2" xml:id="id24" draw:id="id24" draw:layer="layout" svg:width="3.667cm" svg:height="3.667cm" svg:x="1.234cm" svg:y="4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cm" svg:y="3.182cm"/>
          <draw:glue-point draw:id="12" svg:x="5cm" svg:y="1.366cm"/>
          <draw:glue-point draw:id="13" svg:x="5cm" svg:y="-2.271cm"/>
          <text:p text:style-name="P1"><text:span text:style-name="T4">Games</text:span></text:p>
          <text:p text:style-name="P1"><text:span text:style-name="T2">GameID</text:span></text:p>
          <text:p text:style-name="P1"><text:span text:style-name="T1">Year</text:span></text:p>
          <text:p text:style-name="P1"><text:span text:style-name="T1">Countries Nbr(query ?)</text:span></text:p>
          <text:p text:style-name="P1"><text:span text:style-name="T1">Athletes Nbr(query ?)</text:span></text:p>
          <text:p text:style-name="P1"><text:span text:style-name="T1">Events Nbr(query ?)</text:span></text:p>
          <text:p text:style-name="P1"><text:span text:style-name="T1">City</text:span></text:p>
        </draw:rect>
        <draw:custom-shape draw:style-name="gr2" draw:text-style-name="P3" xml:id="id25" draw:id="id25" draw:layer="layout" svg:width="2.87cm" svg:height="1.304cm" svg:x="7.933cm" svg:y="2.629cm">
          <text:p text:style-name="P1"><text:span text:style-name="T5">inSea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2" xml:id="id26" draw:id="id26" draw:layer="layout" svg:width="3.13cm" svg:height="1cm" svg:x="19.137cm" svg:y="2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eason</text:span></text:p>
          <text:p text:style-name="P1"><text:span text:style-name="T2">name</text:span></text:p>
        </draw:rect>
        <draw:connector draw:style-name="gr7" draw:text-style-name="P1" draw:layer="layout" svg:x1="4.901cm" svg:y1="6.499cm" svg:x2="7.933cm" svg:y2="3.281cm" draw:start-shape="id24" draw:start-glue-point="1" draw:end-shape="id25" draw:end-glue-point="5" svg:d="m4901 6499h1516v-3218h1516">
          <text:p/>
        </draw:connector>
        <draw:connector draw:style-name="gr5" draw:text-style-name="P1" draw:layer="layout" svg:x1="10.803cm" svg:y1="3.281cm" svg:x2="19.137cm" svg:y2="3.166cm" draw:end-shape="id26" draw:end-glue-point="3" svg:d="m10803 3281h3917v-115h4417">
          <text:p/>
        </draw:connector>
        <draw:rect draw:style-name="gr8" draw:text-style-name="P2" xml:id="id36" draw:id="id36" draw:layer="layout" svg:width="3.13cm" svg:height="2cm" svg:x="19.3cm" svg:y="7.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3.33cm"/>
          <text:p text:style-name="P1"><text:span text:style-name="T7">Countries</text:span></text:p>
          <text:p text:style-name="P1"><text:span text:style-name="T2">countryID</text:span></text:p>
          <text:p text:style-name="P1"><text:span text:style-name="T3">name</text:span></text:p>
          <text:p text:style-name="P1"><text:span text:style-name="T3">ioc_code</text:span></text:p>
          <text:p text:style-name="P1"><text:span text:style-name="T1"/></text:p>
        </draw:rect>
        <draw:rect draw:style-name="gr6" draw:text-style-name="P2" xml:id="id33" draw:id="id33" draw:layer="layout" svg:width="3.13cm" svg:height="2cm" svg:x="25.333cm" svg:y="8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Disciplines</text:span></text:p>
          <text:p text:style-name="P1"><text:span text:style-name="T2">discip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38" draw:id="id38" draw:layer="layout" svg:width="3.13cm" svg:height="1.869cm" svg:x="25.333cm" svg:y="2.3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ports</text:span></text:p>
          <text:p text:style-name="P1"><text:span text:style-name="T2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31" draw:id="id31" draw:layer="layout" svg:width="3.13cm" svg:height="3.021cm" svg:x="23.193cm" svg:y="14.278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Events</text:span></text:p>
          <text:p text:style-name="P1"><text:span text:style-name="T2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/></text:p>
        </draw:rect>
        <draw:custom-shape draw:style-name="gr2" draw:text-style-name="P3" xml:id="id27" draw:id="id27" draw:layer="layout" svg:width="2.87cm" svg:height="1.304cm" svg:x="6.666cm" svg:y="7.629cm">
          <text:p text:style-name="P1"><text:span text:style-name="T5">Hos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6.666cm" svg:y1="8.281cm" svg:x2="4.9cm" svg:y2="7.665cm" draw:start-shape="id27" draw:start-glue-point="5" draw:end-shape="id24" draw:end-glue-point="11" svg:d="m6666 8281h-882v-616h-884">
          <text:p/>
        </draw:connector>
        <draw:connector draw:style-name="gr5" draw:text-style-name="P1" draw:layer="layout" svg:x1="9.536cm" svg:y1="8.281cm" svg:x2="11.264cm" svg:y2="8.9cm" draw:start-shape="id27" draw:start-glue-point="7" draw:end-shape="id28" draw:end-glue-point="3" svg:d="m9536 8281h864v619h864">
          <text:p/>
        </draw:connector>
        <draw:custom-shape draw:style-name="gr2" draw:text-style-name="P3" xml:id="id29" draw:id="id29" draw:layer="layout" svg:width="3.673cm" svg:height="4.066cm" svg:x="14cm" svg:y="12.467cm">
          <text:p text:style-name="P1"><text:span text:style-name="T8">Participate</text:span></text:p>
          <text:p text:style-name="P1"><text:span text:style-name="T9">Rank</text:span></text:p>
          <text:p text:style-name="P1"><text:span text:style-name="T9">Ex-aequo</text:span></text:p>
          <text:p text:style-name="P1"><text:span text:style-name="T9">Disqualifi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14cm" svg:y1="14.5cm" svg:x2="5.334cm" svg:y2="13.332cm" draw:start-shape="id29" draw:start-glue-point="5" draw:end-shape="id30" draw:end-glue-point="4" svg:d="m14000 14500h-4333v-1168h-4333">
          <text:p/>
        </draw:connector>
        <draw:custom-shape draw:style-name="gr2" draw:text-style-name="P3" xml:id="id34" draw:id="id34" draw:layer="layout" svg:width="2.87cm" svg:height="1.971cm" svg:x="18.803cm" svg:y="4.795cm">
          <text:p text:style-name="P1"><text:span text:style-name="T8">had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23.193cm" svg:y1="15.788cm" svg:x2="17.673cm" svg:y2="14.5cm" draw:start-shape="id31" draw:start-glue-point="3" svg:d="m23193 15788h-3010v-1288h-2510">
          <text:p/>
        </draw:connector>
        <draw:custom-shape draw:style-name="gr2" draw:text-style-name="P3" xml:id="id32" draw:id="id32" draw:layer="layout" svg:width="2.87cm" svg:height="1.971cm" svg:x="25.463cm" svg:y="11.362cm">
          <text:p text:style-name="P1"><text:span text:style-name="T8">fromDiscip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26.323cm" svg:y1="15.788cm" svg:x2="26.898cm" svg:y2="13.333cm" draw:start-shape="id31" draw:start-glue-point="1" draw:end-shape="id32" draw:end-glue-point="6" svg:d="m26323 15788h575v-2455">
          <text:p/>
        </draw:connector>
        <draw:connector draw:style-name="gr5" draw:text-style-name="P1" draw:layer="layout" svg:x1="26.898cm" svg:y1="11.362cm" svg:x2="26.898cm" svg:y2="10cm" draw:start-shape="id32" draw:start-glue-point="4" draw:end-shape="id33" draw:end-glue-point="2" svg:d="m26898 11362v-1362">
          <text:p/>
        </draw:connector>
        <draw:connector draw:style-name="gr5" draw:text-style-name="P1" draw:layer="layout" svg:x1="4.9cm" svg:y1="6.999cm" svg:x2="18.803cm" svg:y2="5.781cm" draw:start-shape="id24" draw:start-glue-point="12" draw:end-shape="id34" draw:end-glue-point="5" svg:d="m4900 6999h6952v-1218h6951">
          <text:p/>
        </draw:connector>
        <draw:connector draw:style-name="gr10" draw:text-style-name="P1" draw:layer="layout" svg:x1="21.673cm" svg:y1="5.781cm" svg:x2="23.803cm" svg:y2="14.28cm" draw:start-shape="id34" draw:start-glue-point="7" draw:end-shape="id31" draw:end-glue-point="8" svg:d="m21673 5781h2130v8499">
          <text:p/>
        </draw:connector>
        <draw:custom-shape draw:style-name="gr2" draw:text-style-name="P3" xml:id="id35" draw:id="id35" draw:layer="layout" svg:width="2.87cm" svg:height="1.971cm" svg:x="7.796cm" svg:y="10.333cm">
          <text:p text:style-name="P1"><text:span text:style-name="T8">Re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5.332cm" svg:y1="11.332cm" svg:x2="7.796cm" svg:y2="11.319cm" draw:start-shape="id30" draw:start-glue-point="5" draw:end-shape="id35" draw:end-glue-point="5" svg:d="m5332 11332h1233v-13h1231">
          <text:p/>
        </draw:connector>
        <draw:connector draw:style-name="gr5" draw:text-style-name="P1" draw:layer="layout" svg:x1="10.666cm" svg:y1="11.319cm" svg:x2="20.865cm" svg:y2="9.9cm" draw:start-shape="id35" draw:start-glue-point="7" draw:end-shape="id36" draw:end-glue-point="2" svg:d="m10666 11319h10199v-1419">
          <text:p/>
        </draw:connector>
        <draw:custom-shape draw:style-name="gr2" draw:text-style-name="P3" xml:id="id37" draw:id="id37" draw:layer="layout" svg:width="2.87cm" svg:height="1.971cm" svg:x="25.463cm" svg:y="5cm">
          <text:p text:style-name="P1"><text:span text:style-name="T8">fromSp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26.898cm" svg:y1="8cm" svg:x2="26.898cm" svg:y2="6.971cm" draw:start-shape="id33" draw:start-glue-point="0" draw:end-shape="id37" draw:end-glue-point="6" svg:d="m26898 8000v-1029">
          <text:p/>
        </draw:connector>
        <draw:connector draw:style-name="gr5" draw:text-style-name="P1" draw:layer="layout" svg:x1="26.898cm" svg:y1="5cm" svg:x2="26.898cm" svg:y2="4.202cm" draw:start-shape="id37" draw:start-glue-point="4" draw:end-shape="id38" draw:end-glue-point="2" svg:d="m26898 5000v-798">
          <text:p/>
        </draw:connector>
        <draw:rect draw:style-name="gr6" draw:text-style-name="P2" xml:id="id40" draw:id="id40" draw:layer="layout" svg:width="3.13cm" svg:height="1.667cm" svg:x="1.367cm" svg:y="13.0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.003cm" svg:y="4.997cm"/>
          <draw:glue-point draw:id="12" svg:x="5cm" svg:y="2.999cm"/>
          <text:p text:style-name="P1"><text:span text:style-name="T6">Athletes</text:span>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custom-shape draw:style-name="gr2" draw:text-style-name="P3" xml:id="id39" draw:id="id39" draw:layer="layout" svg:width="2.87cm" svg:height="1.304cm" svg:x="1.767cm" svg:y="9.531cm">
          <text:p text:style-name="P1"><text:span text:style-name="T5">Qualifi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3.067cm" svg:y1="8.333cm" svg:x2="3.202cm" svg:y2="9.531cm" draw:start-shape="id24" draw:start-glue-point="2" draw:end-shape="id39" draw:end-glue-point="4" svg:d="m3067 8333v599h135v599">
          <text:p/>
        </draw:connector>
        <draw:connector draw:style-name="gr5" draw:text-style-name="P1" draw:layer="layout" svg:x1="3.202cm" svg:y1="10.835cm" svg:x2="2.932cm" svg:y2="13.033cm" draw:start-shape="id39" draw:start-glue-point="6" draw:end-shape="id40" draw:end-glue-point="0" svg:d="m3202 10835v1100h-270v1098">
          <text:p/>
        </draw:connector>
        <draw:custom-shape draw:style-name="gr15" draw:text-style-name="P1" xml:id="id30" draw:id="id30" draw:layer="layout" svg:width="4.334cm" svg:height="10.667cm" svg:x="1cm" svg:y="4.333cm">
          <draw:glue-point draw:id="4" svg:x="5cm" svg:y="3.437cm"/>
          <draw:glue-point draw:id="5" svg:x="4.997cm" svg:y="1.562cm"/>
          <text:p/>
          <draw:enhanced-geometry svg:viewBox="0 0 21600 21600" draw:type="rectangle" draw:enhanced-path="M 0 0 L 21600 0 21600 21600 0 21600 0 0 Z N"/>
        </draw:custom-shape>
        <draw:rect draw:style-name="gr8" draw:text-style-name="P2" xml:id="id28" draw:id="id28" draw:layer="layout" svg:width="3.13cm" svg:height="2cm" svg:x="11.264cm" svg:y="7.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3.33cm"/>
          <text:p text:style-name="P1"><text:span text:style-name="T7">Cities</text:span></text:p>
          <text:p text:style-name="P1"><text:span text:style-name="T2">cityID</text:span></text:p>
          <text:p text:style-name="P1"><text:span text:style-name="T3">name</text:span></text:p>
          <text:p text:style-name="P1"><text:span text:style-name="T1"/></text:p>
        </draw:rect>
        <draw:connector draw:style-name="gr7" draw:text-style-name="P1" draw:layer="layout" svg:x1="14.394cm" svg:y1="8.9cm" svg:x2="15.463cm" svg:y2="8.916cm" draw:start-shape="id28" draw:start-glue-point="1" draw:end-shape="id41" draw:end-glue-point="5" svg:d="m14394 8900h535v16h534">
          <text:p/>
        </draw:connector>
        <draw:custom-shape draw:style-name="gr2" draw:text-style-name="P3" xml:id="id41" draw:id="id41" draw:layer="layout" svg:width="2.87cm" svg:height="1.971cm" svg:x="15.463cm" svg:y="7.93cm">
          <text:p text:style-name="P1"><text:span text:style-name="T8">Lies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8.333cm" svg:y1="8.916cm" svg:x2="19.3cm" svg:y2="8.9cm" draw:start-shape="id41" draw:start-glue-point="7" draw:end-shape="id36" draw:end-glue-point="3" svg:d="m18333 8916h484v-16h4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solid" draw:fill-color="#99ccff" draw:fill-gradient-name="Gradient_20_7" draw:fill-hatch-name="Hatch_20_1" draw:fill-image-name="Bitmape_20_1" draw:fill-image-width="0cm" draw:fill-image-height="0cm"/>
      <style:text-properties fo:font-size="1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tity" style:family="graphic">
      <style:graphic-properties draw:stroke-dash="Dash_20_2" draw:fill-color="#99ccff" draw:fill-image-width="0cm" draw:fill-image-height="0cm" draw:start-line-spacing-horizontal="0.2cm" draw:start-line-spacing-vertical="0.2cm" draw:end-line-spacing-horizontal="0.2cm" draw:end-line-spacing-vertical="0.2cm"/>
      <style:paragraph-properties>
        <style:tab-stops/>
      </style:paragraph-properties>
      <style:text-properties fo:font-family="Arial" style:font-style-name="Normal" style:font-family-generic="swiss" style:font-pitch="variable" fo:font-size="11pt"/>
    </style:style>
    <style:style style:name="Attribute" style:family="graphic" style:parent-style-name="Entity">
      <style:graphic-properties draw:stroke-dash="Dash_20_2" svg:stroke-linecap="round" draw:fill-color="#ffcc99"/>
      <style:text-properties fo:font-size="10pt"/>
    </style:style>
    <style:style style:name="Index" style:family="graphic" style:parent-style-name="Entity">
      <style:text-properties style:text-underline-style="solid" style:text-underline-width="auto" style:text-underline-color="font-color"/>
    </style:style>
    <style:style style:name="Relation" style:family="graphic" style:parent-style-name="Entity">
      <style:graphic-properties draw:stroke-dash="Dash_20_2" draw:fill-color="#ffff99" draw:fill-image-width="0cm" draw:fill-image-height="0cm"/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udré Pascal Pascal</meta:initial-creator>
    <meta:creation-date>2013-03-04T08:29:24.56</meta:creation-date>
    <meta:generator>OpenOffice.org/3.4.1$Win32 OpenOffice.org_project/341m1$Build-9593</meta:generator>
    <dc:date>2013-03-22T11:08:41.21</dc:date>
    <dc:creator>Cudré Pascal Pascal</dc:creator>
    <meta:editing-duration>P1DT18H32M49S</meta:editing-duration>
    <meta:editing-cycles>100</meta:editing-cycles>
    <meta:document-statistic meta:object-count="90"/>
  </office:meta>
</office:document-meta>
</file>